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in 0in 0in 0in)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" presentation:presentation-page-layout-name="Master1-PPL1">
        <draw:frame draw:id="id63" presentation:style-name="a384" draw:name="Titel 1" svg:x="0in" svg:y="0.3638in" svg:width="10in" svg:height="1.60764in" presentation:class="title" presentation:placeholder="false">
          <draw:text-box>
            <text:p text:style-name="a383" text:class-names="" text:cond-style-name=""><text:span text:style-name="a381" text:class-names="">Processing</text:span><text:span text:style-name="a382" text:class-names=""/></text:p>
          </draw:text-box>
          <svg:desc/>
        </draw:frame>
        <draw:frame draw:id="id64" presentation:style-name="a385" draw:name="Ondertitel 2" svg:x="1.5in" svg:y="4.25in" svg:width="7in" svg:height="1.91667in" presentation:class="subtitle" presentation:placeholder="true">
          <draw:text-box/>
          <svg:desc/>
        </draw:frame>
        <draw:frame draw:id="id65" draw:style-name="a386" draw:name="Picture 2" svg:x="2.48003in" svg:y="2.01752in" svg:width="4.89429in" svg:height="4.89429in" style:rel-width="scale" style:rel-height="scale">
          <draw:image xlink:href="media/image1.png" xlink:type="simple" xlink:show="embed" xlink:actuate="onLoad"/>
          <svg:desc>C:\Users\Thijs\Documents\processing-2.2.1\lib\icons\pde-512.png</svg:desc>
        </draw:frame>
      </draw:page>
      <draw:page draw:name="Slide2" draw:style-name="a387" draw:master-page-name="Master1-Layout2-obj-Titel-en-object" presentation:presentation-page-layout-name="Master1-PPL2">
        <draw:frame draw:id="id66" presentation:style-name="a391" draw:name="Titel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Vandaag</text:span><text:span text:style-name="a389" text:class-names=""/></text:p>
          </draw:text-box>
          <svg:desc/>
        </draw:frame>
        <draw:frame draw:id="id67" presentation:style-name="a417" draw:name="Tijdelijke aanduiding voor inhoud 2" svg:x="0.5in" svg:y="1.75in" svg:width="4.26375in" svg:height="4.94965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>Muis</text:span></text:p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Klikken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crollen</text:span></text:p>
                  </text:list-item>
                </text:list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Toetsenbord</text:span></text:p>
              </text:list-item>
            </text:list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Letters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Gecodeerde</text:span></text:p>
                  </text:list-item>
                </text:list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Booleans</text:span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Functies </text:span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het opmaakprofie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opmaakprofielen van de modeltekst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2-12-2014</text:date></text:span><text:span text:style-name="a24" text:class-names=""/></text:p>
        </draw:text-box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het opmaakprofiel te bewerken</text:span><text:span text:style-name="a36" text:class-names=""/></text:p>
        </draw:text-box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het opmaakprofiel van de modelondertitel te bewerken</text:span><text:span text:style-name="a40" text:class-names=""/></text:p>
        </draw:text-box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2-12-2014</text:date></text:span><text:span text:style-name="a45" text:class-names=""/></text:p>
        </draw:text-box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het opmaakprofiel te bewerken</text:span><text:span text:style-name="a57" text:class-names=""/></text:p>
        </draw:text-box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opmaakprofielen van de modeltekst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2-12-2014</text:date></text:span><text:span text:style-name="a79" text:class-names=""/></text:p>
        </draw:text-box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het opmaakprofiel te bewerken</text:span><text:span text:style-name="a91" text:class-names=""/></text:p>
        </draw:text-box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opmaakprofielen van de modeltekst te bewerken</text:span></text:p>
            </text:list-item>
          </text:list>
        </draw:text-box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2-12-2014</text:date></text:span><text:span text:style-name="a100" text:class-names=""/></text:p>
        </draw:text-box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het opmaakprofiel te bewerken</text:span><text:span text:style-name="a112" text:class-names=""/></text:p>
        </draw:text-box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opmaakprofielen van de modeltekst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opmaakprofielen van de modeltekst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2-12-2014</text:date></text:span><text:span text:style-name="a151" text:class-names=""/></text:p>
        </draw:text-box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het opmaakprofiel te bewerken</text:span><text:span text:style-name="a163" text:class-names=""/></text:p>
        </draw:text-box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opmaakprofielen van de modeltekst te bewerken</text:span></text:p>
            </text:list-item>
          </text:list>
        </draw:text-box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opmaakprofielen van de modeltekst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opmaakprofielen van de modeltekst te bewerken</text:span></text:p>
            </text:list-item>
          </text:list>
        </draw:text-box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opmaakprofielen van de modeltekst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2-12-2014</text:date></text:span><text:span text:style-name="a210" text:class-names=""/></text:p>
        </draw:text-box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het opmaakprofiel te bewerken</text:span><text:span text:style-name="a222" text:class-names=""/></text:p>
        </draw:text-box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2-12-2014</text:date></text:span><text:span text:style-name="a227" text:class-names=""/></text:p>
        </draw:text-box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2-12-2014</text:date></text:span><text:span text:style-name="a240" text:class-names=""/></text:p>
        </draw:text-box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het opmaakprofiel te bewerken</text:span><text:span text:style-name="a252" text:class-names=""/></text:p>
        </draw:text-box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opmaakprofielen van de modeltekst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opmaakprofielen van de modeltekst te bewerken</text:span></text:p>
            </text:list-item>
          </text:list>
        </draw:text-box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2-12-2014</text:date></text:span><text:span text:style-name="a278" text:class-names=""/></text:p>
        </draw:text-box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het opmaakprofiel te bewerken</text:span><text:span text:style-name="a290" text:class-names=""/></text:p>
        </draw:text-box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opmaakprofielen van de modeltekst te bewerken</text:span></text:p>
            </text:list-item>
          </text:list>
        </draw:text-box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2-12-2014</text:date></text:span><text:span text:style-name="a302" text:class-names=""/></text:p>
        </draw:text-box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het opmaakprofiel te bewerken</text:span><text:span text:style-name="a314" text:class-names=""/></text:p>
        </draw:text-box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opmaakprofielen van de modeltekst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2-12-2014</text:date></text:span><text:span text:style-name="a336" text:class-names=""/></text:p>
        </draw:text-box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het opmaakprofiel te bewerken</text:span><text:span text:style-name="a348" text:class-names=""/></text:p>
        </draw:text-box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opmaakprofielen van de modeltekst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2-12-2014</text:date></text:span><text:span text:style-name="a370" text:class-names=""/></text:p>
        </draw:text-box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ocessing</dc:title>
    <meta:initial-creator>Thijs van Beers</meta:initial-creator>
    <dc:creator>Thijs van Beers</dc:creator>
    <meta:creation-date>2014-12-21T23:28:46Z</meta:creation-date>
    <dc:date>2015-08-13T18:02:47Z</dc:date>
    <meta:editing-cycles>5</meta:editing-cycles>
    <meta:editing-duration>PT1980S</meta:editing-duration>
    <meta:document-statistic meta:paragraph-count="10" meta:word-count="10"/>
  </office:meta>
</office:document-meta>
</file>